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officeooo:paragraph-rsid="000a2e5b"/>
    </style:style>
    <style:style style:name="P2" style:family="paragraph" style:parent-style-name="Preformatted_20_Text">
      <style:text-properties officeooo:rsid="000831b9" officeooo:paragraph-rsid="000831b9"/>
    </style:style>
    <style:style style:name="P3" style:family="paragraph" style:parent-style-name="Preformatted_20_Text">
      <style:text-properties officeooo:rsid="000a2e5b" officeooo:paragraph-rsid="000a2e5b"/>
    </style:style>
    <style:style style:name="P4" style:family="paragraph" style:parent-style-name="Preformatted_20_Text">
      <style:text-properties officeooo:rsid="000c249a" officeooo:paragraph-rsid="000c249a"/>
    </style:style>
    <style:style style:name="P5" style:family="paragraph" style:parent-style-name="Preformatted_20_Text">
      <style:text-properties officeooo:rsid="000c249a" officeooo:paragraph-rsid="000dd831"/>
    </style:style>
    <style:style style:name="T1" style:family="text">
      <style:text-properties officeooo:rsid="000a2e5b"/>
    </style:style>
    <style:style style:name="T2" style:family="text">
      <style:text-properties officeooo:rsid="000c249a"/>
    </style:style>
    <style:style style:name="T3" style:family="text">
      <style:text-properties officeooo:rsid="000dd8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eds</text:p>
      <text:p text:style-name="P2"/>
      <text:p text:style-name="P2">Need #1</text:p>
      <text:p text:style-name="P2">DESCRIPTION:</text:p>
      <text:p text:style-name="P2">I need a thing (a piece of code, a set of classes) that will make possible the next.</text:p>
      <text:p text:style-name="P2">For example I have a camera, and I need this camera to move when player presses and holds keyboard keys, or mouse keys or some other input device in some other way is used. For example some stuff might occur only if key is pressed and it doesn't matter if it is hold or not. Or it might be possible to perform some actions when mouse cursor had been hovered.</text:p>
      <text:p text:style-name="P2">Besides I want this feature to be convenient to use.</text:p>
      <text:p text:style-name="P3">What does it mean – convenient? It should be easy to bind any action (method, function) to the user action (mouse click, button hold and so on).</text:p>
      <text:p text:style-name="P3"/>
      <text:p text:style-name="P3">POSSIBLE NAME:</text:p>
      <text:p text:style-name="P3">User action mapping to the in-program events</text:p>
      <text:p text:style-name="P3"/>
      <text:p text:style-name="P3">COARSE ALGORITHM:</text:p>
      <text:p text:style-name="P3">Application should have a way to save and distinguish user specified handlers on different actions.</text:p>
      <text:p text:style-name="P3">It is already a Handler class in the punk engine, and a set of methods that respond to the user activity.</text:p>
      <text:p text:style-name="P3">In this methods it is possible to add call of user supplied actions.</text:p>
      <text:p text:style-name="P3">It is also possible to create a set of flags that can control the default behavior of predefined handlers.</text:p>
      <text:p text:style-name="P1"><text:span text:style-name="T1">But I don't think that putting all this in application is a good idea, because some application don't need any predefined actions, other requres some very specific. So it seems to be a good idea to live Application class as it now, but to create a child class (RtsApplication, FpsApplication</text:span><text:span text:style-name="T2">, ViewerApplication). Each of this application can have a predefined reactions of user input.</text:span></text:p>
      <text:p text:style-name="P4">Besides, it is also possible to add redefinition possibility, to bind user actions to the in-program events on the fly.</text:p>
      <text:p text:style-name="P4"/>
      <text:p text:style-name="P5"><text:span text:style-name="T3">WHAT IS IT LIKE</text:span></text:p>
      <text:p text:style-name="P5"><text:span text:style-name="T3"/></text:p>
      <text:p text:style-name="P5"><text:span text:style-name="T3">App::App()</text:span></text:p>
      <text:p text:style-name="P5"><text:span text:style-name="T3">{</text:span></text:p>
      <text:p text:style-name="P5"><text:span text:style-name="T3"><text:tab/>OnKeyHold(PUNK_KEY_W, Handler(&amp;m_camera, &amp;Cammera::MoveForward));</text:span></text:p>
      <text:p text:style-name="P5"><text:span text:style-name="T3">}</text:span></text:p>
      <text:p text:style-name="P5"><text:span text:style-name="T3"/></text:p>
      <text:p text:style-name="P5"><text:span text:style-name="T3">Or</text:span></text:p>
      <text:p text:style-name="P5"><text:span text:style-name="T3">App::App()</text:span></text:p>
      <text:p text:style-name="P5"><text:span text:style-name="T3">{</text:span></text:p>
      <text:p text:style-name="P5"><text:span text:style-name="T3"><text:tab/>m_map.OnKeyHold(PUNK_KEY_W, Handler(&amp;m_camera, &amp;Cammera::MoveForward));</text:span></text:p>
      <text:p text:style-name="P5"><text:span text:style-name="T3">}</text:span></text:p>
      <text:p text:style-name="P5"><text:span text:style-name="T3"/></text:p>
      <text:p text:style-name="P5"><text:span text:style-name="T3">void App::Idle(IdleEvent* event)</text:span></text:p>
      <text:p text:style-name="P5"><text:span text:style-name="T3">{</text:span></text:p>
      <text:p text:style-name="P5"><text:span text:style-name="T3"><text:tab/>for (auto action : m_map.KeyHold)</text:span></text:p>
      <text:p text:style-name="P5"><text:span text:style-name="T3"><text:tab/>{</text:span></text:p>
      <text:p text:style-name="P5"><text:span text:style-name="T3"><text:tab/><text:tab/>if (Keyboard::State(action.key))</text:span></text:p>
      <text:p text:style-name="P5"><text:span text:style-name="T3"><text:tab/><text:tab/><text:tab/>action.handler(event);</text:span></text:p>
      <text:p text:style-name="P5"><text:span text:style-name="T3"><text:tab/>}</text:span></text:p>
      <text:p text:style-name="P5"><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14T21:38:39</dc:date>
    <dc:creator>mikalaj </dc:creator>
    <meta:generator>LibreOffice/4.0.2.2$Linux_X86_64 LibreOffice_project/400m0$Build-2</meta:generator>
    <meta:editing-duration>P0D</meta:editing-duration>
    <meta:editing-cycles>1</meta:editing-cycles>
    <meta:document-statistic meta:table-count="0" meta:image-count="0" meta:object-count="0" meta:page-count="1" meta:paragraph-count="34" meta:word-count="322" meta:character-count="1928" meta:non-whitespace-character-count="1629"/>
  </office:meta>
</office:document-meta>
</file>